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371cm" svg:y="3.55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1.7cm" svg:y="2.55cm">
          <draw:text-box>
            <text:p><text:span text:style-name="T1">f[i]</text:span></text:p>
          </draw:text-box>
        </draw:frame>
        <draw:frame draw:style-name="gr2" draw:text-style-name="P2" draw:layer="layout" svg:width="1cm" svg:height="1.65cm" svg:x="17cm" svg:y="11.2cm">
          <draw:text-box>
            <text:p><text:span text:style-name="T1">i</text:span></text:p>
          </draw:text-box>
        </draw:frame>
        <draw:frame draw:style-name="gr2" draw:text-style-name="P3" draw:layer="layout" svg:width="1cm" svg:height="1.65cm" svg:x="2.7cm" svg:y="12cm">
          <draw:text-box>
            <text:p><text:span text:style-name="T2">0</text:span></text:p>
          </draw:text-box>
        </draw:frame>
        <draw:frame draw:style-name="gr2" draw:text-style-name="P3" draw:layer="layout" svg:width="1.6cm" svg:height="1.65cm" svg:x="5.7cm" svg:y="12cm">
          <draw:text-box>
            <text:p><text:span text:style-name="T2">2.3</text:span></text:p>
          </draw:text-box>
        </draw:frame>
        <draw:frame draw:style-name="gr2" draw:text-style-name="P3" draw:layer="layout" svg:width="1.6cm" svg:height="1.65cm" svg:x="9.3cm" svg:y="12cm">
          <draw:text-box>
            <text:p><text:span text:style-name="T2">4.9</text:span></text:p>
          </draw:text-box>
        </draw:frame>
        <draw:frame draw:style-name="gr2" draw:text-style-name="P3" draw:layer="layout" svg:width="1.6cm" svg:height="1.65cm" svg:x="15.1cm" svg:y="12cm">
          <draw:text-box>
            <text:p><text:span text:style-name="T2">9.2</text:span></text:p>
          </draw:text-box>
        </draw:frame>
        <draw:frame draw:style-name="gr2" draw:text-style-name="P3" draw:layer="layout" svg:width="1.6cm" svg:height="1.65cm" svg:x="16.2cm" svg:y="12cm">
          <draw:text-box>
            <text:p><text:span text:style-name="T2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8T18:10:10.537976699</dc:date>
    <meta:editing-duration>PT9S</meta:editing-duration>
    <meta:editing-cycles>11</meta:editing-cycles>
    <meta:generator>LibreOffice/5.1.6.2$Linux_X86_64 LibreOffice_project/10m0$Build-2</meta:generator>
    <meta:document-statistic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maximum="1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27cm" svg:y="0.379cm" svg:width="14.553cm" svg:height="8.242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">
                <text:p>4.9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2">
                <text:p>9.2</text:p>
              </table:table-cell>
              <table:table-cell office:value-type="float" office:value="84.64">
                <text:p>8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